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390.25pt"/>
    </style:style>
    <style:style style:name="co6" style:family="table-column">
      <style:table-column-properties fo:break-before="auto" style:column-width="202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Steady Aim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Blacksmith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+1 Range to crossbowmen</text:p>
          </table:table-cell>
        </table:table-row>
        <table:table-row table:style-name="ro2">
          <table:table-cell office:value-type="string" calcext:value-type="string">
            <text:p>Shield wall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Barrack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toggle able ability that makes swordsmen move slower but have 2 more armor</text:p>
          </table:table-cell>
          <table:table-cell office:value-type="string" calcext:value-type="string">
            <text:p>- 0.25 MS +2 Armor</text:p>
          </table:table-cell>
        </table:table-row>
        <table:table-row table:style-name="ro2">
          <table:table-cell office:value-type="string" calcext:value-type="string">
            <text:p>Militia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Lumbery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+1 Worker dmg +1 Worker armor</text:p>
          </table:table-cell>
        </table:table-row>
        <table:table-row table:style-name="ro2">
          <table:table-cell office:value-type="string" calcext:value-type="string">
            <text:p>Sharp wings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Zeppelin-spire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.15 faster movement speed for zeppelins</text:p>
          </table:table-cell>
        </table:table-row>
        <table:table-row table:style-name="ro2">
          <table:table-cell office:value-type="string" calcext:value-type="string">
            <text:p>Fortification</text:p>
          </table:table-cell>
          <table:table-cell table:number-columns-repeated="2"/>
          <table:table-cell office:value-type="string" calcext:value-type="string">
            <text:p>Lumberyar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+ Armor to all buildings</text:p>
          </table:table-cell>
        </table:table-row>
        <table:table-row table:style-name="ro2">
          <table:table-cell office:value-type="string" calcext:value-type="string">
            <text:p>Sacrifical cermony</text:p>
          </table:table-cell>
          <table:table-cell table:number-columns-repeated="3"/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Enables you to train blood mages with the Sacrifical cermony 'ability'</text:p>
          </table:table-cell>
          <table:table-cell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Lumberyard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Barrack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Enables sprint for swordsmen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4:54:16.030363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4M7S</meta:editing-duration>
    <meta:editing-cycles>37</meta:editing-cycles>
    <meta:generator>LibreOffice/5.0.3.2$Linux_X86_64 LibreOffice_project/00m0$Build-2</meta:generator>
    <dc:date>2016-03-10T04:55:21.193487970</dc:date>
    <dc:creator>Bunners </dc:cre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